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4.3882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verbi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ぼろぼろ</text:p>
          </table:table-cell>
          <table:table-cell office:value-type="string" calcext:value-type="string">
            <text:p>Harapiento, andrajoso, cayéndose a trozos.</text:p>
          </table:table-cell>
          <table:table-cell table:formula="of:=COM.MICROSOFT.CONCAT (&quot;insert into ITEM_INFO  values(&quot;;[.A1];&quot;,1);&quot;)" office:value-type="string" office:string-value="insert into ITEM_INFO  values(44,1);" calcext:value-type="string">
            <text:p>insert into ITEM_INFO <text:s/>values(44,1);</text:p>
          </table:table-cell>
          <table:table-cell table:formula="of:=COM.MICROSOFT.CONCAT(&quot;INSERT INTO VALOR_CARACTERISTICA VALUES(&quot;;[.A1];&quot;,1,'&quot;;[.B1];&quot;');&quot;)" office:value-type="string" office:string-value="INSERT INTO VALOR_CARACTERISTICA VALUES(44,1,'ぼろぼろ');" calcext:value-type="string">
            <text:p>INSERT INTO VALOR_CARACTERISTICA VALUES(44,1,'ぼろぼろ');</text:p>
          </table:table-cell>
          <table:table-cell table:formula="of:=COM.MICROSOFT.CONCAT(&quot;INSERT INTO VALOR_CARACTERISTICA VALUES(&quot;;[.A1];&quot;,3,'&quot;;[.C1];&quot;');&quot;)" office:value-type="string" office:string-value="INSERT INTO VALOR_CARACTERISTICA VALUES(44,3,'Harapiento, andrajoso, cayéndose a trozos.');" calcext:value-type="string">
            <text:p>INSERT INTO VALOR_CARACTERISTICA VALUES(44,3,'Harapiento, andrajoso, cayéndose a trozos.');</text:p>
          </table:table-cell>
        </table:table-row>
        <table:table-row table:style-name="ro1">
          <table:table-cell table:formula="of:=[.A1]+1" office:value-type="float" office:value="45" calcext:value-type="float">
            <text:p>45</text:p>
          </table:table-cell>
          <table:table-cell office:value-type="string" calcext:value-type="string">
            <text:p>じろじろ</text:p>
          </table:table-cell>
          <table:table-cell office:value-type="string" calcext:value-type="string">
            <text:p>Mirando fijamente.</text:p>
          </table:table-cell>
          <table:table-cell table:formula="of:=COM.MICROSOFT.CONCAT (&quot;insert into ITEM_INFO  values(&quot;;[.A2];&quot;,1);&quot;)" office:value-type="string" office:string-value="insert into ITEM_INFO  values(45,1);" calcext:value-type="string">
            <text:p>insert into ITEM_INFO <text:s/>values(45,1);</text:p>
          </table:table-cell>
          <table:table-cell table:formula="of:=COM.MICROSOFT.CONCAT(&quot;INSERT INTO VALOR_CARACTERISTICA VALUES(&quot;;[.A2];&quot;,1,'&quot;;[.B2];&quot;');&quot;)" office:value-type="string" office:string-value="INSERT INTO VALOR_CARACTERISTICA VALUES(45,1,'じろじろ');" calcext:value-type="string">
            <text:p>INSERT INTO VALOR_CARACTERISTICA VALUES(45,1,'じろじろ');</text:p>
          </table:table-cell>
          <table:table-cell table:formula="of:=COM.MICROSOFT.CONCAT(&quot;INSERT INTO VALOR_CARACTERISTICA VALUES(&quot;;[.A2];&quot;,3,'&quot;;[.C2];&quot;');&quot;)" office:value-type="string" office:string-value="INSERT INTO VALOR_CARACTERISTICA VALUES(45,3,'Mirando fijamente.');" calcext:value-type="string">
            <text:p>INSERT INTO VALOR_CARACTERISTICA VALUES(45,3,'Mirando fijamente.');</text:p>
          </table:table-cell>
        </table:table-row>
        <table:table-row table:style-name="ro1">
          <table:table-cell table:formula="of:=[.A2]+1" office:value-type="float" office:value="46" calcext:value-type="float">
            <text:p>46</text:p>
          </table:table-cell>
          <table:table-cell office:value-type="string" calcext:value-type="string">
            <text:p>ざらざら</text:p>
          </table:table-cell>
          <table:table-cell office:value-type="string" calcext:value-type="string">
            <text:p>Grueso, arenoso, áspero (voz, tacto, etc.)</text:p>
          </table:table-cell>
          <table:table-cell table:formula="of:=COM.MICROSOFT.CONCAT (&quot;insert into ITEM_INFO  values(&quot;;[.A3];&quot;,1);&quot;)" office:value-type="string" office:string-value="insert into ITEM_INFO  values(46,1);" calcext:value-type="string">
            <text:p>insert into ITEM_INFO <text:s/>values(46,1);</text:p>
          </table:table-cell>
          <table:table-cell table:formula="of:=COM.MICROSOFT.CONCAT(&quot;INSERT INTO VALOR_CARACTERISTICA VALUES(&quot;;[.A3];&quot;,1,'&quot;;[.B3];&quot;');&quot;)" office:value-type="string" office:string-value="INSERT INTO VALOR_CARACTERISTICA VALUES(46,1,'ざらざら');" calcext:value-type="string">
            <text:p>INSERT INTO VALOR_CARACTERISTICA VALUES(46,1,'ざらざら');</text:p>
          </table:table-cell>
          <table:table-cell table:formula="of:=COM.MICROSOFT.CONCAT(&quot;INSERT INTO VALOR_CARACTERISTICA VALUES(&quot;;[.A3];&quot;,3,'&quot;;[.C3];&quot;');&quot;)" office:value-type="string" office:string-value="INSERT INTO VALOR_CARACTERISTICA VALUES(46,3,'Grueso, arenoso, áspero (voz, tacto, etc.)');" calcext:value-type="string">
            <text:p>INSERT INTO VALOR_CARACTERISTICA VALUES(46,3,'Grueso, arenoso, áspero (voz, tacto, etc.)');</text:p>
          </table:table-cell>
        </table:table-row>
        <table:table-row table:style-name="ro1">
          <table:table-cell table:formula="of:=[.A3]+1" office:value-type="float" office:value="47" calcext:value-type="float">
            <text:p>47</text:p>
          </table:table-cell>
          <table:table-cell office:value-type="string" calcext:value-type="string">
            <text:p>ばらばら</text:p>
          </table:table-cell>
          <table:table-cell office:value-type="string" calcext:value-type="string">
            <text:p>Disperso, suelto, en piezas, en gotas.</text:p>
          </table:table-cell>
          <table:table-cell table:formula="of:=COM.MICROSOFT.CONCAT (&quot;insert into ITEM_INFO  values(&quot;;[.A4];&quot;,1);&quot;)" office:value-type="string" office:string-value="insert into ITEM_INFO  values(47,1);" calcext:value-type="string">
            <text:p>insert into ITEM_INFO <text:s/>values(47,1);</text:p>
          </table:table-cell>
          <table:table-cell table:formula="of:=COM.MICROSOFT.CONCAT(&quot;INSERT INTO VALOR_CARACTERISTICA VALUES(&quot;;[.A4];&quot;,1,'&quot;;[.B4];&quot;');&quot;)" office:value-type="string" office:string-value="INSERT INTO VALOR_CARACTERISTICA VALUES(47,1,'ばらばら');" calcext:value-type="string">
            <text:p>INSERT INTO VALOR_CARACTERISTICA VALUES(47,1,'ばらばら');</text:p>
          </table:table-cell>
          <table:table-cell table:formula="of:=COM.MICROSOFT.CONCAT(&quot;INSERT INTO VALOR_CARACTERISTICA VALUES(&quot;;[.A4];&quot;,3,'&quot;;[.C4];&quot;');&quot;)" office:value-type="string" office:string-value="INSERT INTO VALOR_CARACTERISTICA VALUES(47,3,'Disperso, suelto, en piezas, en gotas.');" calcext:value-type="string">
            <text:p>INSERT INTO VALOR_CARACTERISTICA VALUES(47,3,'Disperso, suelto, en piezas, en gotas.');</text:p>
          </table:table-cell>
        </table:table-row>
        <table:table-row table:style-name="ro1">
          <table:table-cell table:formula="of:=[.A4]+1" office:value-type="float" office:value="48" calcext:value-type="float">
            <text:p>48</text:p>
          </table:table-cell>
          <table:table-cell office:value-type="string" calcext:value-type="string">
            <text:p>ぺらぺら</text:p>
          </table:table-cell>
          <table:table-cell office:value-type="string" calcext:value-type="string">
            <text:p>Ser hábil con un idioma (bilingüe).</text:p>
          </table:table-cell>
          <table:table-cell table:formula="of:=COM.MICROSOFT.CONCAT (&quot;insert into ITEM_INFO  values(&quot;;[.A5];&quot;,1);&quot;)" office:value-type="string" office:string-value="insert into ITEM_INFO  values(48,1);" calcext:value-type="string">
            <text:p>insert into ITEM_INFO <text:s/>values(48,1);</text:p>
          </table:table-cell>
          <table:table-cell table:formula="of:=COM.MICROSOFT.CONCAT(&quot;INSERT INTO VALOR_CARACTERISTICA VALUES(&quot;;[.A5];&quot;,1,'&quot;;[.B5];&quot;');&quot;)" office:value-type="string" office:string-value="INSERT INTO VALOR_CARACTERISTICA VALUES(48,1,'ぺらぺら');" calcext:value-type="string">
            <text:p>INSERT INTO VALOR_CARACTERISTICA VALUES(48,1,'ぺらぺら');</text:p>
          </table:table-cell>
          <table:table-cell table:formula="of:=COM.MICROSOFT.CONCAT(&quot;INSERT INTO VALOR_CARACTERISTICA VALUES(&quot;;[.A5];&quot;,3,'&quot;;[.C5];&quot;');&quot;)" office:value-type="string" office:string-value="INSERT INTO VALOR_CARACTERISTICA VALUES(48,3,'Ser hábil con un idioma (bilingüe).');" calcext:value-type="string">
            <text:p>INSERT INTO VALOR_CARACTERISTICA VALUES(48,3,'Ser hábil con un idioma (bilingüe).');</text:p>
          </table:table-cell>
        </table:table-row>
        <table:table-row table:style-name="ro1">
          <table:table-cell table:formula="of:=[.A5]+1" office:value-type="float" office:value="49" calcext:value-type="float">
            <text:p>49</text:p>
          </table:table-cell>
          <table:table-cell office:value-type="string" calcext:value-type="string">
            <text:p>ぺこぺこ</text:p>
          </table:table-cell>
          <table:table-cell office:value-type="string" calcext:value-type="string">
            <text:p>Tener hambre.</text:p>
          </table:table-cell>
          <table:table-cell table:formula="of:=COM.MICROSOFT.CONCAT (&quot;insert into ITEM_INFO  values(&quot;;[.A6];&quot;,1);&quot;)" office:value-type="string" office:string-value="insert into ITEM_INFO  values(49,1);" calcext:value-type="string">
            <text:p>insert into ITEM_INFO <text:s/>values(49,1);</text:p>
          </table:table-cell>
          <table:table-cell table:formula="of:=COM.MICROSOFT.CONCAT(&quot;INSERT INTO VALOR_CARACTERISTICA VALUES(&quot;;[.A6];&quot;,1,'&quot;;[.B6];&quot;');&quot;)" office:value-type="string" office:string-value="INSERT INTO VALOR_CARACTERISTICA VALUES(49,1,'ぺこぺこ');" calcext:value-type="string">
            <text:p>INSERT INTO VALOR_CARACTERISTICA VALUES(49,1,'ぺこぺこ');</text:p>
          </table:table-cell>
          <table:table-cell table:formula="of:=COM.MICROSOFT.CONCAT(&quot;INSERT INTO VALOR_CARACTERISTICA VALUES(&quot;;[.A6];&quot;,3,'&quot;;[.C6];&quot;');&quot;)" office:value-type="string" office:string-value="INSERT INTO VALOR_CARACTERISTICA VALUES(49,3,'Tener hambre.');" calcext:value-type="string">
            <text:p>INSERT INTO VALOR_CARACTERISTICA VALUES(49,3,'Tener hambre.');</text:p>
          </table:table-cell>
        </table:table-row>
        <table:table-row table:style-name="ro1">
          <table:table-cell table:formula="of:=[.A6]+1" office:value-type="float" office:value="50" calcext:value-type="float">
            <text:p>50</text:p>
          </table:table-cell>
          <table:table-cell office:value-type="string" calcext:value-type="string">
            <text:p>からから</text:p>
          </table:table-cell>
          <table:table-cell office:value-type="string" calcext:value-type="string">
            <text:p>Tener sed.</text:p>
          </table:table-cell>
          <table:table-cell table:formula="of:=COM.MICROSOFT.CONCAT (&quot;insert into ITEM_INFO  values(&quot;;[.A7];&quot;,1);&quot;)" office:value-type="string" office:string-value="insert into ITEM_INFO  values(50,1);" calcext:value-type="string">
            <text:p>insert into ITEM_INFO <text:s/>values(50,1);</text:p>
          </table:table-cell>
          <table:table-cell table:formula="of:=COM.MICROSOFT.CONCAT(&quot;INSERT INTO VALOR_CARACTERISTICA VALUES(&quot;;[.A7];&quot;,1,'&quot;;[.B7];&quot;');&quot;)" office:value-type="string" office:string-value="INSERT INTO VALOR_CARACTERISTICA VALUES(50,1,'からから');" calcext:value-type="string">
            <text:p>INSERT INTO VALOR_CARACTERISTICA VALUES(50,1,'からから');</text:p>
          </table:table-cell>
          <table:table-cell table:formula="of:=COM.MICROSOFT.CONCAT(&quot;INSERT INTO VALOR_CARACTERISTICA VALUES(&quot;;[.A7];&quot;,3,'&quot;;[.C7];&quot;');&quot;)" office:value-type="string" office:string-value="INSERT INTO VALOR_CARACTERISTICA VALUES(50,3,'Tener sed.');" calcext:value-type="string">
            <text:p>INSERT INTO VALOR_CARACTERISTICA VALUES(50,3,'Tener sed.');</text:p>
          </table:table-cell>
        </table:table-row>
        <table:table-row table:style-name="ro1">
          <table:table-cell table:formula="of:=[.A7]+1" office:value-type="float" office:value="51" calcext:value-type="float">
            <text:p>51</text:p>
          </table:table-cell>
          <table:table-cell office:value-type="string" calcext:value-type="string">
            <text:p>はらはら</text:p>
          </table:table-cell>
          <table:table-cell office:value-type="string" calcext:value-type="string">
            <text:p>Sentirse ansioso, nervioso, excitado.</text:p>
          </table:table-cell>
          <table:table-cell table:formula="of:=COM.MICROSOFT.CONCAT (&quot;insert into ITEM_INFO  values(&quot;;[.A8];&quot;,1);&quot;)" office:value-type="string" office:string-value="insert into ITEM_INFO  values(51,1);" calcext:value-type="string">
            <text:p>insert into ITEM_INFO <text:s/>values(51,1);</text:p>
          </table:table-cell>
          <table:table-cell table:formula="of:=COM.MICROSOFT.CONCAT(&quot;INSERT INTO VALOR_CARACTERISTICA VALUES(&quot;;[.A8];&quot;,1,'&quot;;[.B8];&quot;');&quot;)" office:value-type="string" office:string-value="INSERT INTO VALOR_CARACTERISTICA VALUES(51,1,'はらはら');" calcext:value-type="string">
            <text:p>INSERT INTO VALOR_CARACTERISTICA VALUES(51,1,'はらはら');</text:p>
          </table:table-cell>
          <table:table-cell table:formula="of:=COM.MICROSOFT.CONCAT(&quot;INSERT INTO VALOR_CARACTERISTICA VALUES(&quot;;[.A8];&quot;,3,'&quot;;[.C8];&quot;');&quot;)" office:value-type="string" office:string-value="INSERT INTO VALOR_CARACTERISTICA VALUES(51,3,'Sentirse ansioso, nervioso, excitado.');" calcext:value-type="string">
            <text:p>INSERT INTO VALOR_CARACTERISTICA VALUES(51,3,'Sentirse ansioso, nervioso, excitado.');</text:p>
          </table:table-cell>
        </table:table-row>
        <table:table-row table:style-name="ro1">
          <table:table-cell table:formula="of:=[.A8]+1" office:value-type="float" office:value="52" calcext:value-type="float">
            <text:p>52</text:p>
          </table:table-cell>
          <table:table-cell office:value-type="string" calcext:value-type="string">
            <text:p>だんだん</text:p>
          </table:table-cell>
          <table:table-cell office:value-type="string" calcext:value-type="string">
            <text:p>Gradualmente, más y más, poco a poco (de suave a fuerte).</text:p>
          </table:table-cell>
          <table:table-cell table:formula="of:=COM.MICROSOFT.CONCAT (&quot;insert into ITEM_INFO  values(&quot;;[.A9];&quot;,1);&quot;)" office:value-type="string" office:string-value="insert into ITEM_INFO  values(52,1);" calcext:value-type="string">
            <text:p>insert into ITEM_INFO <text:s/>values(52,1);</text:p>
          </table:table-cell>
          <table:table-cell table:formula="of:=COM.MICROSOFT.CONCAT(&quot;INSERT INTO VALOR_CARACTERISTICA VALUES(&quot;;[.A9];&quot;,1,'&quot;;[.B9];&quot;');&quot;)" office:value-type="string" office:string-value="INSERT INTO VALOR_CARACTERISTICA VALUES(52,1,'だんだん');" calcext:value-type="string">
            <text:p>INSERT INTO VALOR_CARACTERISTICA VALUES(52,1,'だんだん');</text:p>
          </table:table-cell>
          <table:table-cell table:formula="of:=COM.MICROSOFT.CONCAT(&quot;INSERT INTO VALOR_CARACTERISTICA VALUES(&quot;;[.A9];&quot;,3,'&quot;;[.C9];&quot;');&quot;)" office:value-type="string" office:string-value="INSERT INTO VALOR_CARACTERISTICA VALUES(52,3,'Gradualmente, más y más, poco a poco (de suave a fuerte).');" calcext:value-type="string">
            <text:p>INSERT INTO VALOR_CARACTERISTICA VALUES(52,3,'Gradualmente, más y más, poco a poco (de suave a fuerte).');</text:p>
          </table:table-cell>
        </table:table-row>
        <table:table-row table:style-name="ro1">
          <table:table-cell table:formula="of:=[.A9]+1" office:value-type="float" office:value="53" calcext:value-type="float">
            <text:p>53</text:p>
          </table:table-cell>
          <table:table-cell office:value-type="string" calcext:value-type="string">
            <text:p>いきいき</text:p>
          </table:table-cell>
          <table:table-cell office:value-type="string" calcext:value-type="string">
            <text:p>Animadamente, activamente, enérgicamente.</text:p>
          </table:table-cell>
          <table:table-cell table:formula="of:=COM.MICROSOFT.CONCAT (&quot;insert into ITEM_INFO  values(&quot;;[.A10];&quot;,1);&quot;)" office:value-type="string" office:string-value="insert into ITEM_INFO  values(53,1);" calcext:value-type="string">
            <text:p>insert into ITEM_INFO <text:s/>values(53,1);</text:p>
          </table:table-cell>
          <table:table-cell table:formula="of:=COM.MICROSOFT.CONCAT(&quot;INSERT INTO VALOR_CARACTERISTICA VALUES(&quot;;[.A10];&quot;,1,'&quot;;[.B10];&quot;');&quot;)" office:value-type="string" office:string-value="INSERT INTO VALOR_CARACTERISTICA VALUES(53,1,'いきいき');" calcext:value-type="string">
            <text:p>INSERT INTO VALOR_CARACTERISTICA VALUES(53,1,'いきいき');</text:p>
          </table:table-cell>
          <table:table-cell table:formula="of:=COM.MICROSOFT.CONCAT(&quot;INSERT INTO VALOR_CARACTERISTICA VALUES(&quot;;[.A10];&quot;,3,'&quot;;[.C10];&quot;');&quot;)" office:value-type="string" office:string-value="INSERT INTO VALOR_CARACTERISTICA VALUES(53,3,'Animadamente, activamente, enérgicamente.');" calcext:value-type="string">
            <text:p>INSERT INTO VALOR_CARACTERISTICA VALUES(53,3,'Animadamente, activamente, enérgicamente.');</text:p>
          </table:table-cell>
        </table:table-row>
        <table:table-row table:style-name="ro1">
          <table:table-cell table:formula="of:=[.A10]+1" office:value-type="float" office:value="54" calcext:value-type="float">
            <text:p>54</text:p>
          </table:table-cell>
          <table:table-cell office:value-type="string" calcext:value-type="string">
            <text:p>ますます</text:p>
          </table:table-cell>
          <table:table-cell office:value-type="string" calcext:value-type="string">
            <text:p>Gradualmente, más y más (de fuerte a más fuerte).</text:p>
          </table:table-cell>
          <table:table-cell table:formula="of:=COM.MICROSOFT.CONCAT (&quot;insert into ITEM_INFO  values(&quot;;[.A11];&quot;,1);&quot;)" office:value-type="string" office:string-value="insert into ITEM_INFO  values(54,1);" calcext:value-type="string">
            <text:p>insert into ITEM_INFO <text:s/>values(54,1);</text:p>
          </table:table-cell>
          <table:table-cell table:formula="of:=COM.MICROSOFT.CONCAT(&quot;INSERT INTO VALOR_CARACTERISTICA VALUES(&quot;;[.A11];&quot;,1,'&quot;;[.B11];&quot;');&quot;)" office:value-type="string" office:string-value="INSERT INTO VALOR_CARACTERISTICA VALUES(54,1,'ますます');" calcext:value-type="string">
            <text:p>INSERT INTO VALOR_CARACTERISTICA VALUES(54,1,'ますます');</text:p>
          </table:table-cell>
          <table:table-cell table:formula="of:=COM.MICROSOFT.CONCAT(&quot;INSERT INTO VALOR_CARACTERISTICA VALUES(&quot;;[.A11];&quot;,3,'&quot;;[.C11];&quot;');&quot;)" office:value-type="string" office:string-value="INSERT INTO VALOR_CARACTERISTICA VALUES(54,3,'Gradualmente, más y más (de fuerte a más fuerte).');" calcext:value-type="string">
            <text:p>INSERT INTO VALOR_CARACTERISTICA VALUES(54,3,'Gradualmente, más y más (de fuerte a más fuerte).');</text:p>
          </table:table-cell>
        </table:table-row>
        <table:table-row table:style-name="ro1">
          <table:table-cell table:formula="of:=[.A11]+1" office:value-type="float" office:value="55" calcext:value-type="float">
            <text:p>55</text:p>
          </table:table-cell>
          <table:table-cell office:value-type="string" calcext:value-type="string">
            <text:p>わくわく</text:p>
          </table:table-cell>
          <table:table-cell office:value-type="string" calcext:value-type="string">
            <text:p>Nervioso, excitado, tembloroso.</text:p>
          </table:table-cell>
          <table:table-cell table:formula="of:=COM.MICROSOFT.CONCAT (&quot;insert into ITEM_INFO  values(&quot;;[.A12];&quot;,1);&quot;)" office:value-type="string" office:string-value="insert into ITEM_INFO  values(55,1);" calcext:value-type="string">
            <text:p>insert into ITEM_INFO <text:s/>values(55,1);</text:p>
          </table:table-cell>
          <table:table-cell table:formula="of:=COM.MICROSOFT.CONCAT(&quot;INSERT INTO VALOR_CARACTERISTICA VALUES(&quot;;[.A12];&quot;,1,'&quot;;[.B12];&quot;');&quot;)" office:value-type="string" office:string-value="INSERT INTO VALOR_CARACTERISTICA VALUES(55,1,'わくわく');" calcext:value-type="string">
            <text:p>INSERT INTO VALOR_CARACTERISTICA VALUES(55,1,'わくわく');</text:p>
          </table:table-cell>
          <table:table-cell table:formula="of:=COM.MICROSOFT.CONCAT(&quot;INSERT INTO VALOR_CARACTERISTICA VALUES(&quot;;[.A12];&quot;,3,'&quot;;[.C12];&quot;');&quot;)" office:value-type="string" office:string-value="INSERT INTO VALOR_CARACTERISTICA VALUES(55,3,'Nervioso, excitado, tembloroso.');" calcext:value-type="string">
            <text:p>INSERT INTO VALOR_CARACTERISTICA VALUES(55,3,'Nervioso, excitado, tembloroso.');</text:p>
          </table:table-cell>
        </table:table-row>
        <table:table-row table:style-name="ro1">
          <table:table-cell table:formula="of:=[.A12]+1" office:value-type="float" office:value="56" calcext:value-type="float">
            <text:p>56</text:p>
          </table:table-cell>
          <table:table-cell office:value-type="string" calcext:value-type="string">
            <text:p>ぞくぞく</text:p>
          </table:table-cell>
          <table:table-cell office:value-type="string" calcext:value-type="string">
            <text:p>Sucesivamente.</text:p>
          </table:table-cell>
          <table:table-cell table:formula="of:=COM.MICROSOFT.CONCAT (&quot;insert into ITEM_INFO  values(&quot;;[.A13];&quot;,1);&quot;)" office:value-type="string" office:string-value="insert into ITEM_INFO  values(56,1);" calcext:value-type="string">
            <text:p>insert into ITEM_INFO <text:s/>values(56,1);</text:p>
          </table:table-cell>
          <table:table-cell table:formula="of:=COM.MICROSOFT.CONCAT(&quot;INSERT INTO VALOR_CARACTERISTICA VALUES(&quot;;[.A13];&quot;,1,'&quot;;[.B13];&quot;');&quot;)" office:value-type="string" office:string-value="INSERT INTO VALOR_CARACTERISTICA VALUES(56,1,'ぞくぞく');" calcext:value-type="string">
            <text:p>INSERT INTO VALOR_CARACTERISTICA VALUES(56,1,'ぞくぞく');</text:p>
          </table:table-cell>
          <table:table-cell table:formula="of:=COM.MICROSOFT.CONCAT(&quot;INSERT INTO VALOR_CARACTERISTICA VALUES(&quot;;[.A13];&quot;,3,'&quot;;[.C13];&quot;');&quot;)" office:value-type="string" office:string-value="INSERT INTO VALOR_CARACTERISTICA VALUES(56,3,'Sucesivamente.');" calcext:value-type="string">
            <text:p>INSERT INTO VALOR_CARACTERISTICA VALUES(56,3,'Sucesivamente.');</text:p>
          </table:table-cell>
        </table:table-row>
        <table:table-row table:style-name="ro1">
          <table:table-cell table:formula="of:=[.A13]+1" office:value-type="float" office:value="57" calcext:value-type="float">
            <text:p>57</text:p>
          </table:table-cell>
          <table:table-cell office:value-type="string" calcext:value-type="string">
            <text:p>そろそろ</text:p>
          </table:table-cell>
          <table:table-cell office:value-type="string" calcext:value-type="string">
            <text:p>Despacio, gradualmente, tranquilamente; ya va a llegar (tiempo).</text:p>
          </table:table-cell>
          <table:table-cell table:formula="of:=COM.MICROSOFT.CONCAT (&quot;insert into ITEM_INFO  values(&quot;;[.A14];&quot;,1);&quot;)" office:value-type="string" office:string-value="insert into ITEM_INFO  values(57,1);" calcext:value-type="string">
            <text:p>insert into ITEM_INFO <text:s/>values(57,1);</text:p>
          </table:table-cell>
          <table:table-cell table:formula="of:=COM.MICROSOFT.CONCAT(&quot;INSERT INTO VALOR_CARACTERISTICA VALUES(&quot;;[.A14];&quot;,1,'&quot;;[.B14];&quot;');&quot;)" office:value-type="string" office:string-value="INSERT INTO VALOR_CARACTERISTICA VALUES(57,1,'そろそろ');" calcext:value-type="string">
            <text:p>INSERT INTO VALOR_CARACTERISTICA VALUES(57,1,'そろそろ');</text:p>
          </table:table-cell>
          <table:table-cell table:formula="of:=COM.MICROSOFT.CONCAT(&quot;INSERT INTO VALOR_CARACTERISTICA VALUES(&quot;;[.A14];&quot;,3,'&quot;;[.C14];&quot;');&quot;)" office:value-type="string" office:string-value="INSERT INTO VALOR_CARACTERISTICA VALUES(57,3,'Despacio, gradualmente, tranquilamente; ya va a llegar (tiempo).');" calcext:value-type="string">
            <text:p>INSERT INTO VALOR_CARACTERISTICA VALUES(57,3,'Despacio, gradualmente, tranquilamente; ya va a llegar (tiempo).');</text:p>
          </table:table-cell>
        </table:table-row>
        <table:table-row table:style-name="ro1">
          <table:table-cell table:formula="of:=[.A14]+1" office:value-type="float" office:value="58" calcext:value-type="float">
            <text:p>58</text:p>
          </table:table-cell>
          <table:table-cell office:value-type="string" calcext:value-type="string">
            <text:p>たまたま</text:p>
          </table:table-cell>
          <table:table-cell office:value-type="string" calcext:value-type="string">
            <text:p>Ocasionalmente, raramente, casualmente.</text:p>
          </table:table-cell>
          <table:table-cell table:formula="of:=COM.MICROSOFT.CONCAT (&quot;insert into ITEM_INFO  values(&quot;;[.A15];&quot;,1);&quot;)" office:value-type="string" office:string-value="insert into ITEM_INFO  values(58,1);" calcext:value-type="string">
            <text:p>insert into ITEM_INFO <text:s/>values(58,1);</text:p>
          </table:table-cell>
          <table:table-cell table:formula="of:=COM.MICROSOFT.CONCAT(&quot;INSERT INTO VALOR_CARACTERISTICA VALUES(&quot;;[.A15];&quot;,1,'&quot;;[.B15];&quot;');&quot;)" office:value-type="string" office:string-value="INSERT INTO VALOR_CARACTERISTICA VALUES(58,1,'たまたま');" calcext:value-type="string">
            <text:p>INSERT INTO VALOR_CARACTERISTICA VALUES(58,1,'たまたま');</text:p>
          </table:table-cell>
          <table:table-cell table:formula="of:=COM.MICROSOFT.CONCAT(&quot;INSERT INTO VALOR_CARACTERISTICA VALUES(&quot;;[.A15];&quot;,3,'&quot;;[.C15];&quot;');&quot;)" office:value-type="string" office:string-value="INSERT INTO VALOR_CARACTERISTICA VALUES(58,3,'Ocasionalmente, raramente, casualmente.');" calcext:value-type="string">
            <text:p>INSERT INTO VALOR_CARACTERISTICA VALUES(58,3,'Ocasionalmente, raramente, casualmente.');</text:p>
          </table:table-cell>
        </table:table-row>
        <table:table-row table:style-name="ro1">
          <table:table-cell table:formula="of:=[.A15]+1" office:value-type="float" office:value="59" calcext:value-type="float">
            <text:p>59</text:p>
          </table:table-cell>
          <table:table-cell office:value-type="string" calcext:value-type="string">
            <text:p>ころころ</text:p>
          </table:table-cell>
          <table:table-cell office:value-type="string" calcext:value-type="string">
            <text:p>Cambio frecuentemente (conversación, planes, etc.)</text:p>
          </table:table-cell>
          <table:table-cell table:formula="of:=COM.MICROSOFT.CONCAT (&quot;insert into ITEM_INFO  values(&quot;;[.A16];&quot;,1);&quot;)" office:value-type="string" office:string-value="insert into ITEM_INFO  values(59,1);" calcext:value-type="string">
            <text:p>insert into ITEM_INFO <text:s/>values(59,1);</text:p>
          </table:table-cell>
          <table:table-cell table:formula="of:=COM.MICROSOFT.CONCAT(&quot;INSERT INTO VALOR_CARACTERISTICA VALUES(&quot;;[.A16];&quot;,1,'&quot;;[.B16];&quot;');&quot;)" office:value-type="string" office:string-value="INSERT INTO VALOR_CARACTERISTICA VALUES(59,1,'ころころ');" calcext:value-type="string">
            <text:p>INSERT INTO VALOR_CARACTERISTICA VALUES(59,1,'ころころ');</text:p>
          </table:table-cell>
          <table:table-cell table:formula="of:=COM.MICROSOFT.CONCAT(&quot;INSERT INTO VALOR_CARACTERISTICA VALUES(&quot;;[.A16];&quot;,3,'&quot;;[.C16];&quot;');&quot;)" office:value-type="string" office:string-value="INSERT INTO VALOR_CARACTERISTICA VALUES(59,3,'Cambio frecuentemente (conversación, planes, etc.)');" calcext:value-type="string">
            <text:p>INSERT INTO VALOR_CARACTERISTICA VALUES(59,3,'Cambio frecuentemente (conversación, planes, etc.)');</text:p>
          </table:table-cell>
        </table:table-row>
        <table:table-row table:style-name="ro1">
          <table:table-cell table:formula="of:=[.A16]+1" office:value-type="float" office:value="60" calcext:value-type="float">
            <text:p>60</text:p>
          </table:table-cell>
          <table:table-cell office:value-type="string" calcext:value-type="string">
            <text:p>もともと</text:p>
          </table:table-cell>
          <table:table-cell office:value-type="string" calcext:value-type="string">
            <text:p>Originalmente.</text:p>
          </table:table-cell>
          <table:table-cell table:formula="of:=COM.MICROSOFT.CONCAT (&quot;insert into ITEM_INFO  values(&quot;;[.A17];&quot;,1);&quot;)" office:value-type="string" office:string-value="insert into ITEM_INFO  values(60,1);" calcext:value-type="string">
            <text:p>insert into ITEM_INFO <text:s/>values(60,1);</text:p>
          </table:table-cell>
          <table:table-cell table:formula="of:=COM.MICROSOFT.CONCAT(&quot;INSERT INTO VALOR_CARACTERISTICA VALUES(&quot;;[.A17];&quot;,1,'&quot;;[.B17];&quot;');&quot;)" office:value-type="string" office:string-value="INSERT INTO VALOR_CARACTERISTICA VALUES(60,1,'もともと');" calcext:value-type="string">
            <text:p>INSERT INTO VALOR_CARACTERISTICA VALUES(60,1,'もともと');</text:p>
          </table:table-cell>
          <table:table-cell table:formula="of:=COM.MICROSOFT.CONCAT(&quot;INSERT INTO VALOR_CARACTERISTICA VALUES(&quot;;[.A17];&quot;,3,'&quot;;[.C17];&quot;');&quot;)" office:value-type="string" office:string-value="INSERT INTO VALOR_CARACTERISTICA VALUES(60,3,'Originalmente.');" calcext:value-type="string">
            <text:p>INSERT INTO VALOR_CARACTERISTICA VALUES(60,3,'Originalmente.');</text:p>
          </table:table-cell>
        </table:table-row>
        <table:table-row table:style-name="ro1">
          <table:table-cell table:formula="of:=[.A17]+1" office:value-type="float" office:value="61" calcext:value-type="float">
            <text:p>61</text:p>
          </table:table-cell>
          <table:table-cell office:value-type="string" calcext:value-type="string">
            <text:p>しばしば</text:p>
          </table:table-cell>
          <table:table-cell office:value-type="string" calcext:value-type="string">
            <text:p>Es como ときどき。</text:p>
          </table:table-cell>
          <table:table-cell table:formula="of:=COM.MICROSOFT.CONCAT (&quot;insert into ITEM_INFO  values(&quot;;[.A18];&quot;,1);&quot;)" office:value-type="string" office:string-value="insert into ITEM_INFO  values(61,1);" calcext:value-type="string">
            <text:p>insert into ITEM_INFO <text:s/>values(61,1);</text:p>
          </table:table-cell>
          <table:table-cell table:formula="of:=COM.MICROSOFT.CONCAT(&quot;INSERT INTO VALOR_CARACTERISTICA VALUES(&quot;;[.A18];&quot;,1,'&quot;;[.B18];&quot;');&quot;)" office:value-type="string" office:string-value="INSERT INTO VALOR_CARACTERISTICA VALUES(61,1,'しばしば');" calcext:value-type="string">
            <text:p>INSERT INTO VALOR_CARACTERISTICA VALUES(61,1,'しばしば');</text:p>
          </table:table-cell>
          <table:table-cell table:formula="of:=COM.MICROSOFT.CONCAT(&quot;INSERT INTO VALOR_CARACTERISTICA VALUES(&quot;;[.A18];&quot;,3,'&quot;;[.C18];&quot;');&quot;)" office:value-type="string" office:string-value="INSERT INTO VALOR_CARACTERISTICA VALUES(61,3,'Es como ときどき。');" calcext:value-type="string">
            <text:p>INSERT INTO VALOR_CARACTERISTICA VALUES(61,3,'Es como ときどき。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0:20:10.246641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5T20:24:38.587236611</dc:date>
    <meta:editing-duration>PT20M16S</meta:editing-duration>
    <meta:editing-cycles>3</meta:editing-cycles>
    <meta:generator>LibreOffice/7.1.4.2$Linux_X86_64 LibreOffice_project/10$Build-2</meta:generator>
    <meta:document-statistic meta:table-count="1" meta:cell-count="108" meta:object-count="0"/>
  </office:meta>
</office:document-meta>
</file>